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3E8000003E85996F9E76E303C74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903in" fo:margin-top="0in" fo:margin-bottom="0in" table:align="left"/>
    </style:style>
    <style:style style:name="Table2.A" style:family="table-column">
      <style:table-column-properties style:column-width="4.4979in"/>
    </style:style>
    <style:style style:name="Table2.B" style:family="table-column">
      <style:table-column-properties style:column-width="0.1278in"/>
    </style:style>
    <style:style style:name="Table2.C" style:family="table-column">
      <style:table-column-properties style:column-width="1.6243in"/>
    </style:style>
    <style:style style:name="Table2.D" style:family="table-column">
      <style:table-column-properties style:column-width="0.1236in"/>
    </style:style>
    <style:style style:name="Table2.E" style:family="table-column">
      <style:table-column-properties style:column-width="1.5056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3" style:family="table">
      <style:table-properties style:width="7.8799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39in"/>
    </style:style>
    <style:style style:name="Table3.C" style:family="table-column">
      <style:table-column-properties style:column-width="2.0667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in" fo:padding-bottom="0in" fo:border="none"/>
    </style:style>
    <style:style style:name="Table1" style:family="table">
      <style:table-properties style:width="7.8799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806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in" fo:padding-bottom="0in" fo:border="none"/>
    </style:style>
    <style:style style:name="Table13" style:family="table">
      <style:table-properties style:width="7.8799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806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.0701in" fo:padding-right="0.0701in" fo:padding-top="0.1in" fo:padding-bottom="0in" fo:border="none"/>
    </style:style>
    <style:style style:name="Table14" style:family="table">
      <style:table-properties style:width="7.8799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4.8139in"/>
    </style:style>
    <style:style style:name="Table14.C" style:family="table-column">
      <style:table-column-properties style:column-width="2.0667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.0701in" fo:padding-right="0.0701in" fo:padding-top="0.1in" fo:padding-bottom="0in" fo:border="none"/>
    </style:style>
    <style:style style:name="Table15" style:family="table">
      <style:table-properties style:width="7.8799in" fo:margin-left="-0.1903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6.8806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.0701in" fo:padding-right="0.0701in" fo:padding-top="0in" fo:padding-bottom="0in" fo:border="none"/>
    </style:style>
    <style:style style:name="Table16" style:family="table">
      <style:table-properties style:width="7.8799in" fo:margin-left="-0.1903in" fo:margin-top="0in" fo:margin-bottom="0in" table:align="left"/>
    </style:style>
    <style:style style:name="Table16.A" style:family="table-column">
      <style:table-column-properties style:column-width="0.9993in"/>
    </style:style>
    <style:style style:name="Table16.B" style:family="table-column">
      <style:table-column-properties style:column-width="4.8139in"/>
    </style:style>
    <style:style style:name="Table16.C" style:family="table-column">
      <style:table-column-properties style:column-width="2.0667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.0701in" fo:padding-right="0.0701in" fo:padding-top="0.1in" fo:padding-bottom="0in" fo:border="none"/>
    </style:style>
    <style:style style:name="Table17" style:family="table">
      <style:table-properties style:width="7.8799in" fo:margin-left="-0.1903in" fo:margin-top="0in" fo:margin-bottom="0in" table:align="left"/>
    </style:style>
    <style:style style:name="Table17.A" style:family="table-column">
      <style:table-column-properties style:column-width="0.9993in"/>
    </style:style>
    <style:style style:name="Table17.B" style:family="table-column">
      <style:table-column-properties style:column-width="6.8806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.0701in" fo:padding-right="0.0701in" fo:padding-top="0in" fo:padding-bottom="0in" fo:border="none"/>
    </style:style>
    <style:style style:name="Table11" style:family="table">
      <style:table-properties style:width="7.8799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4.8139in"/>
    </style:style>
    <style:style style:name="Table11.C" style:family="table-column">
      <style:table-column-properties style:column-width="2.0667in"/>
    </style:style>
    <style:style style:name="Table11.1" style:family="table-row">
      <style:table-row-properties style:min-row-height="0.3764in" fo:keep-together="auto"/>
    </style:style>
    <style:style style:name="Table11.A1" style:family="table-cell">
      <style:table-cell-properties style:vertical-align="" fo:padding-left="0.0701in" fo:padding-right="0.0701in" fo:padding-top="0.1in" fo:padding-bottom="0in" fo:border="none"/>
    </style:style>
    <style:style style:name="Table12" style:family="table">
      <style:table-properties style:width="7.8799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6.8806in"/>
    </style:style>
    <style:style style:name="Table12.1" style:family="table-row">
      <style:table-row-properties style:min-row-height="0.184in" fo:keep-together="auto"/>
    </style:style>
    <style:style style:name="Table12.A1" style:family="table-cell">
      <style:table-cell-properties style:vertical-align="" fo:padding-left="0.0701in" fo:padding-right="0.0701in" fo:padding-top="0in" fo:padding-bottom="0in" fo:border="none"/>
    </style:style>
    <style:style style:name="Table19" style:family="table">
      <style:table-properties style:width="7.8799in" fo:margin-left="-0.1903in" fo:margin-top="0in" fo:margin-bottom="0in" table:align="left"/>
    </style:style>
    <style:style style:name="Table19.A" style:family="table-column">
      <style:table-column-properties style:column-width="0.9993in"/>
    </style:style>
    <style:style style:name="Table19.B" style:family="table-column">
      <style:table-column-properties style:column-width="4.8139in"/>
    </style:style>
    <style:style style:name="Table19.C" style:family="table-column">
      <style:table-column-properties style:column-width="2.0667in"/>
    </style:style>
    <style:style style:name="Table19.1" style:family="table-row">
      <style:table-row-properties style:min-row-height="0.0653in" fo:keep-together="auto"/>
    </style:style>
    <style:style style:name="Table19.A1" style:family="table-cell">
      <style:table-cell-properties style:vertical-align="" fo:padding-left="0.0701in" fo:padding-right="0.0701in" fo:padding-top="0.1in" fo:padding-bottom="0in" fo:border="none"/>
    </style:style>
    <style:style style:name="Table4" style:family="table">
      <style:table-properties style:width="7.8799in" fo:margin-left="-0.1903in" fo:margin-top="0in" fo:margin-bottom="0in" table:align="left"/>
    </style:style>
    <style:style style:name="Table4.A" style:family="table-column">
      <style:table-column-properties style:column-width="0.9993in"/>
    </style:style>
    <style:style style:name="Table4.B" style:family="table-column">
      <style:table-column-properties style:column-width="6.8806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paragraph-rsid="0117a8d9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9ff82e" officeooo:paragraph-rsid="0117a8d9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df5c81" officeooo:paragraph-rsid="0117a8d9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officeooo:paragraph-rsid="0117a8d9" style:font-size-asian="10pt" style:font-size-complex="10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officeooo:paragraph-rsid="0117a8d9" style:font-name-asian="Roboto2" style:font-size-asian="10pt" style:font-name-complex="Roboto2" style:font-size-complex="10pt"/>
    </style:style>
    <style:style style:name="P6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17a8d9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17a8d9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18f8f7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0f4d3bb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39828b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17a8d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18f8f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rsid="0108d36e" officeooo:paragraph-rsid="0118f8f7" style:font-name-asian="Roboto2" style:font-size-asian="10pt" style:font-weight-asian="bold" style:font-name-complex="Roboto2" style:font-size-complex="10pt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officeooo:paragraph-rsid="0139828b" style:font-name-asian="Roboto2" style:font-size-asian="10pt" style:font-name-complex="Roboto2" style:font-size-complex="10pt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rsid="00f54a88" officeooo:paragraph-rsid="0117a8d9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paragraph-rsid="0117a8d9" style:font-weight-asian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17a8d9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18f8f7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17a8d9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18f8f7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italic" fo:font-weight="normal" officeooo:rsid="00f54a88" officeooo:paragraph-rsid="0117a8d9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0f4d3bb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54a88" officeooo:paragraph-rsid="0117a8d9" style:font-name-asian="Roboto2" style:font-size-asian="10pt" style:font-weight-asian="bold" style:font-name-complex="Roboto2" style:font-size-complex="10pt"/>
    </style:style>
    <style:style style:name="P2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54a88" officeooo:paragraph-rsid="0118f8f7" style:font-name-asian="Roboto2" style:font-size-asian="10pt" style:font-weight-asian="bold" style:font-name-complex="Roboto2" style:font-size-complex="10pt"/>
    </style:style>
    <style:style style:name="P3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39828b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>
      <style:text-properties officeooo:paragraph-rsid="0117a8d9"/>
    </style:style>
    <style:style style:name="P38" style:family="paragraph" style:parent-style-name="Standard">
      <style:text-properties officeooo:paragraph-rsid="0118f8f7"/>
    </style:style>
    <style:style style:name="P39" style:family="paragraph" style:parent-style-name="Standard">
      <style:paragraph-properties fo:line-height="100%" fo:text-align="center" style:justify-single-word="false" fo:orphans="0" fo:widows="0"/>
      <style:text-properties style:font-name="Roboto" fo:font-size="6pt" officeooo:paragraph-rsid="00f4d3bb" style:font-name-asian="Roboto2" style:font-size-asian="5.25pt" style:font-name-complex="Roboto2" style:font-size-complex="6pt"/>
    </style:style>
    <style:style style:name="P40" style:family="paragraph" style:parent-style-name="Standard">
      <style:text-properties officeooo:paragraph-rsid="0139828b"/>
    </style:style>
    <style:style style:name="P41" style:family="paragraph" style:parent-style-name="Standard">
      <style:paragraph-properties fo:line-height="115%" fo:text-align="start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2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3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4" style:family="paragraph" style:parent-style-name="Standard" style:list-style-name="L1"/>
    <style:style style:name="P45" style:family="paragraph" style:parent-style-name="Standard" style:list-style-name="L1">
      <style:paragraph-properties fo:line-height="100%" fo:orphans="0" fo:widows="0"/>
      <style:text-properties officeooo:paragraph-rsid="0140054b"/>
    </style:style>
    <style:style style:name="P46" style:family="paragraph" style:parent-style-name="Standard" style:list-style-name="L1">
      <style:paragraph-properties fo:line-height="100%" fo:orphans="0" fo:widows="0"/>
      <style:text-properties officeooo:paragraph-rsid="0117a8d9"/>
    </style:style>
    <style:style style:name="P47" style:family="paragraph" style:parent-style-name="Standard" style:list-style-name="L1">
      <style:paragraph-properties fo:line-height="100%" fo:orphans="0" fo:widows="0"/>
      <style:text-properties officeooo:paragraph-rsid="011ae914"/>
    </style:style>
    <style:style style:name="P48" style:family="paragraph" style:parent-style-name="Standard" style:list-style-name="L2">
      <style:paragraph-properties fo:line-height="100%" fo:orphans="0" fo:widows="0"/>
      <style:text-properties officeooo:paragraph-rsid="0140054b"/>
    </style:style>
    <style:style style:name="P49" style:family="paragraph" style:parent-style-name="Standard" style:list-style-name="L1">
      <style:paragraph-properties fo:line-height="100%" fo:orphans="0" fo:widows="0"/>
      <style:text-properties style:font-name="Roboto" fo:font-size="10pt" fo:font-style="normal" style:text-underline-style="none" fo:font-weight="normal" officeooo:rsid="008f9311" officeooo:paragraph-rsid="013208c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0" style:family="paragraph" style:parent-style-name="Standard" style:list-style-name="L2">
      <style:paragraph-properties fo:line-height="100%" fo:orphans="0" fo:widows="0"/>
      <style:text-properties style:font-name="Roboto" fo:font-size="10pt" fo:font-style="normal" style:text-underline-style="none" fo:font-weight="normal" officeooo:rsid="0102247f" officeooo:paragraph-rsid="0140054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1" style:family="paragraph" style:parent-style-name="Standard" style:list-style-name="L1">
      <style:paragraph-properties fo:line-height="100%" fo:orphans="0" fo:widows="0"/>
      <style:text-properties style:font-name="Roboto" fo:font-size="10pt" fo:font-weight="normal" officeooo:rsid="01301382" officeooo:paragraph-rsid="0117a8d9" style:font-name-asian="Roboto2" style:font-size-asian="10pt" style:font-weight-asian="normal" style:font-name-complex="Roboto2" style:font-size-complex="10pt" style:font-weight-complex="normal"/>
    </style:style>
    <style:style style:name="P52" style:family="paragraph" style:parent-style-name="Standard" style:list-style-name="L1">
      <style:paragraph-properties fo:line-height="100%" fo:orphans="0" fo:widows="0"/>
      <style:text-properties style:font-name="Roboto" fo:font-size="10pt" officeooo:paragraph-rsid="0117a8d9" style:font-name-asian="Roboto2" style:font-size-asian="10pt" style:font-name-complex="Roboto2" style:font-size-complex="10pt"/>
    </style:style>
    <style:style style:name="P53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117a8d9" style:font-weight-asian="normal" style:font-weight-complex="normal"/>
    </style:style>
    <style:style style:name="P54" style:family="paragraph" style:parent-style-name="Standard" style:list-style-name="L1">
      <style:paragraph-properties fo:line-height="100%" fo:orphans="0" fo:widows="0"/>
      <style:text-properties fo:font-weight="normal" officeooo:rsid="0141ba85" officeooo:paragraph-rsid="0141ba85" style:font-weight-asian="normal" style:font-weight-complex="normal"/>
    </style:style>
    <style:style style:name="P55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117a8d9" style:font-style-asian="normal" style:font-weight-asian="normal" style:font-style-complex="normal" style:font-weight-complex="normal"/>
    </style:style>
    <style:style style:name="P56" style:family="paragraph" style:parent-style-name="Standard" style:list-style-name="L1">
      <style:paragraph-properties fo:line-height="100%" fo:orphans="0" fo:widows="0"/>
      <style:text-properties officeooo:rsid="0102247f" officeooo:paragraph-rsid="011ae914"/>
    </style:style>
    <style:style style:name="P57" style:family="paragraph" style:parent-style-name="Text_20_body" style:master-page-name="Standard">
      <style:paragraph-properties style:page-number="1" fo:break-before="auto" fo:break-after="auto"/>
      <style:text-properties style:font-name="Roboto" fo:font-size="6pt" style:font-size-asian="5.25pt" style:font-size-complex="6pt"/>
    </style:style>
    <style:style style:name="P5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f42c2a" style:font-name-asian="Roboto2" style:font-size-asian="10pt" style:font-weight-asian="bold" style:font-name-complex="Roboto2" style:font-size-complex="10pt" style:font-weight-complex="bold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5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8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fo:font-weight="normal" officeooo:rsid="0137b60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3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4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5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0f42c2a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29" style:family="text">
      <style:text-properties fo:font-size="10pt" fo:font-weight="normal" officeooo:rsid="0119fa8b" style:font-name-asian="Roboto2" style:font-size-asian="10pt" style:font-weight-asian="normal" style:font-name-complex="Roboto2" style:font-size-complex="10pt" style:font-weight-complex="normal"/>
    </style:style>
    <style:style style:name="T30" style:family="text">
      <style:text-properties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4" style:family="text">
      <style:text-properties fo:font-size="10pt" fo:font-style="normal" fo:font-weight="normal" officeooo:rsid="00f42c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5" style:family="text">
      <style:text-properties fo:font-size="10pt" fo:font-style="normal" fo:font-weight="normal" officeooo:rsid="00edf01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6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7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8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9" style:family="text">
      <style:text-properties fo:font-size="10pt" fo:font-style="normal" fo:font-weight="bold" officeooo:rsid="00f42c2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0" style:family="text">
      <style:text-properties fo:font-size="10pt" fo:font-style="normal" fo:font-weight="bold" officeooo:rsid="013cbb43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1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2" style:family="text">
      <style:text-properties style:font-name="Roboto" fo:font-size="10pt" style:font-name-asian="Roboto2" style:font-size-asian="10pt" style:font-name-complex="Roboto2" style:font-size-complex="10pt"/>
    </style:style>
    <style:style style:name="T43" style:family="text">
      <style:text-properties style:font-name="Roboto" fo:font-size="10pt" officeooo:rsid="008f9311" style:font-name-asian="Roboto2" style:font-size-asian="10pt" style:font-name-complex="Roboto2" style:font-size-complex="10pt"/>
    </style:style>
    <style:style style:name="T44" style:family="text">
      <style:text-properties style:font-name="Roboto" fo:font-size="10pt" officeooo:rsid="00bc0279" style:font-name-asian="Roboto2" style:font-size-asian="10pt" style:font-name-complex="Roboto2" style:font-size-complex="10pt"/>
    </style:style>
    <style:style style:name="T45" style:family="text">
      <style:text-properties style:font-name="Roboto" fo:font-size="10pt" officeooo:rsid="00c463f2" style:font-name-asian="Roboto2" style:font-size-asian="10pt" style:font-name-complex="Roboto2" style:font-size-complex="10pt"/>
    </style:style>
    <style:style style:name="T46" style:family="text">
      <style:text-properties style:font-name="Roboto" fo:font-size="10pt" officeooo:rsid="01294c75" style:font-name-asian="Roboto2" style:font-size-asian="10pt" style:font-name-complex="Roboto2" style:font-size-complex="10pt"/>
    </style:style>
    <style:style style:name="T47" style:family="text">
      <style:text-properties style:font-name="Roboto" fo:font-size="10pt" officeooo:rsid="012a0f54" style:font-name-asian="Roboto2" style:font-size-asian="10pt" style:font-name-complex="Roboto2" style:font-size-complex="10pt"/>
    </style:style>
    <style:style style:name="T48" style:family="text">
      <style:text-properties style:font-name="Roboto" fo:font-size="10pt" fo:font-weight="bold" style:font-name-asian="Roboto2" style:font-size-asian="10pt" style:font-weight-asian="bold" style:font-name-complex="Roboto2" style:font-size-complex="10pt"/>
    </style:style>
    <style:style style:name="T49" style:family="text">
      <style:text-properties style:font-name="Roboto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50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51" style:family="text">
      <style:text-properties style:font-name="Roboto" fo:font-size="10pt" fo:font-weight="bold" officeooo:rsid="01301382" style:font-name-asian="Roboto2" style:font-size-asian="10pt" style:font-weight-asian="bold" style:font-name-complex="Roboto2" style:font-size-complex="10pt" style:font-weight-complex="bold"/>
    </style:style>
    <style:style style:name="T52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/>
    </style:style>
    <style:style style:name="T53" style:family="text">
      <style:text-properties style:font-name="Roboto" fo:font-size="10pt" fo:font-weight="bold" officeooo:rsid="0100c247" style:font-name-asian="Roboto2" style:font-size-asian="10pt" style:font-weight-asian="bold" style:font-name-complex="Roboto2" style:font-size-complex="10pt"/>
    </style:style>
    <style:style style:name="T54" style:family="text">
      <style:text-properties style:font-name="Roboto" fo:font-size="10pt" fo:font-weight="bold" officeooo:rsid="0102247f" style:font-name-asian="Roboto2" style:font-size-asian="10pt" style:font-weight-asian="bold" style:font-name-complex="Roboto2" style:font-size-complex="10pt"/>
    </style:style>
    <style:style style:name="T55" style:family="text">
      <style:text-properties style:font-name="Roboto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6" style:family="text">
      <style:text-properties style:font-name="Roboto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57" style:family="text">
      <style:text-properties style:font-name="Roboto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58" style:family="text">
      <style:text-properties style:font-name="Roboto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60" style:family="text">
      <style:text-properties style:font-name="Roboto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61" style:family="text">
      <style:text-properties style:font-name="Roboto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62" style:family="text">
      <style:text-properties style:font-name="Roboto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63" style:family="text">
      <style:text-properties style:font-name="Roboto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64" style:family="text">
      <style:text-properties style:font-name="Roboto" fo:font-size="10pt" fo:font-weight="normal" officeooo:rsid="011bd99b" style:font-name-asian="Roboto2" style:font-size-asian="10pt" style:font-weight-asian="normal" style:font-name-complex="Roboto2" style:font-size-complex="10pt" style:font-weight-complex="normal"/>
    </style:style>
    <style:style style:name="T65" style:family="text">
      <style:text-properties style:font-name="Roboto" fo:font-size="10pt" fo:font-weight="normal" officeooo:rsid="01294c75" style:font-name-asian="Roboto2" style:font-size-asian="10pt" style:font-weight-asian="normal" style:font-name-complex="Roboto2" style:font-size-complex="10pt" style:font-weight-complex="normal"/>
    </style:style>
    <style:style style:name="T66" style:family="text">
      <style:text-properties style:font-name="Roboto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7" style:family="text">
      <style:text-properties style:font-name="Roboto"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8" style:family="text">
      <style:text-properties style:font-name="Roboto" fo:font-size="10pt" fo:font-style="normal" style:text-underline-style="none" fo:font-weight="bold" officeooo:rsid="0102f15b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69" style:family="text">
      <style:text-properties style:font-name="Roboto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70" style:family="text">
      <style:text-properties style:font-name="Roboto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71" style:family="text">
      <style:text-properties style:font-name="Roboto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72" style:family="text">
      <style:text-properties style:font-name="Roboto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73" style:family="text">
      <style:text-properties style:font-name="Roboto" fo:font-size="10pt" fo:font-style="normal" style:text-underline-style="none" officeooo:rsid="01294c75" style:font-name-asian="Roboto2" style:font-size-asian="10pt" style:font-style-asian="normal" style:font-name-complex="Roboto2" style:font-size-complex="10pt" style:font-style-complex="normal"/>
    </style:style>
    <style:style style:name="T74" style:family="text">
      <style:text-properties style:font-name="Roboto" fo:font-size="10pt" fo:font-style="normal" style:text-underline-style="none" officeooo:rsid="012a0f54" style:font-name-asian="Roboto2" style:font-size-asian="10pt" style:font-style-asian="normal" style:font-name-complex="Roboto2" style:font-size-complex="10pt" style:font-style-complex="normal"/>
    </style:style>
    <style:style style:name="T75" style:family="text">
      <style:text-properties style:font-name="Roboto" fo:font-size="10pt" fo:font-style="normal" style:text-underline-style="none" officeooo:rsid="012e6290" style:font-name-asian="Roboto2" style:font-size-asian="10pt" style:font-style-asian="normal" style:font-name-complex="Roboto2" style:font-size-complex="10pt" style:font-style-complex="normal"/>
    </style:style>
    <style:style style:name="T76" style:family="text">
      <style:text-properties style:font-name="Roboto" fo:font-size="10pt" fo:font-style="normal" style:text-underline-style="none" officeooo:rsid="01378930" style:font-name-asian="Roboto2" style:font-size-asian="10pt" style:font-style-asian="normal" style:font-name-complex="Roboto2" style:font-size-complex="10pt" style:font-style-complex="normal"/>
    </style:style>
    <style:style style:name="T77" style:family="text">
      <style:text-properties style:font-name="Roboto" fo:font-size="10pt" fo:font-style="normal" style:text-underline-style="none" officeooo:rsid="01423137" style:font-name-asian="Roboto2" style:font-size-asian="10pt" style:font-style-asian="normal" style:font-name-complex="Roboto2" style:font-size-complex="10pt" style:font-style-complex="normal"/>
    </style:style>
    <style:style style:name="T78" style:family="text">
      <style:text-properties style:font-name="Roboto" fo:font-size="10pt" fo:font-style="normal" style:text-underline-style="none" officeooo:rsid="0143feb1" style:font-name-asian="Roboto2" style:font-size-asian="10pt" style:font-style-asian="normal" style:font-name-complex="Roboto2" style:font-size-complex="10pt" style:font-style-complex="normal"/>
    </style:style>
    <style:style style:name="T79" style:family="text">
      <style:text-properties style:font-name="Roboto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style:font-name="Roboto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style:font-name="Roboto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style:font-name="Roboto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style:font-name="Roboto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style:font-name="Roboto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style:font-name="Roboto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style:font-name="Roboto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style:font-name="Roboto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style:font-name="Roboto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style:font-name="Roboto" fo:font-size="10pt" fo:font-style="normal" style:text-underline-style="none" fo:font-weight="normal" officeooo:rsid="011edc5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style:font-name="Roboto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1" style:family="text">
      <style:text-properties style:font-name="Roboto" fo:font-size="10pt" fo:font-style="normal" style:text-underline-style="none" fo:font-weight="normal" officeooo:rsid="0108d36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style:font-name="Roboto" fo:font-size="10pt" fo:font-style="normal" style:text-underline-style="none" fo:font-weight="normal" officeooo:rsid="0112c09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style:font-name="Roboto" fo:font-size="10pt" fo:font-style="normal" style:text-underline-style="none" fo:font-weight="normal" officeooo:rsid="0109d0b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4" style:family="text">
      <style:text-properties style:font-name="Roboto" fo:font-size="10pt" fo:font-style="normal" style:text-underline-style="none" fo:font-weight="normal" officeooo:rsid="0111f1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5" style:family="text">
      <style:text-properties style:font-name="Roboto"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6" style:family="text">
      <style:text-properties style:font-name="Roboto" fo:font-size="10pt" fo:font-style="normal" style:text-underline-style="none" fo:font-weight="normal" officeooo:rsid="012a372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7" style:family="text">
      <style:text-properties style:font-name="Roboto"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8" style:family="text">
      <style:text-properties style:font-name="Roboto"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9" style:family="text">
      <style:text-properties style:font-name="Roboto" fo:font-size="10pt" fo:font-style="normal" style:text-underline-style="none" fo:font-weight="normal" officeooo:rsid="012e471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0" style:family="text">
      <style:text-properties style:font-name="Roboto" fo:font-size="10pt" fo:font-style="normal" style:text-underline-style="none" fo:font-weight="normal" officeooo:rsid="00c34b7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1" style:family="text">
      <style:text-properties style:font-name="Roboto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2" style:family="text">
      <style:text-properties style:font-name="Roboto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3" style:family="text">
      <style:text-properties style:font-name="Roboto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4" style:family="text">
      <style:text-properties style:font-name="Roboto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5" style:family="text">
      <style:text-properties style:font-name="Roboto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6" style:family="text">
      <style:text-properties style:font-name="Roboto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7" style:family="text">
      <style:text-properties style:font-name="Roboto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8" style:family="text">
      <style:text-properties style:font-name="Roboto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09" style:family="text">
      <style:text-properties style:font-name="Roboto"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0" style:family="text">
      <style:text-properties style:font-name="Roboto"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1" style:family="text">
      <style:text-properties style:font-name="Roboto"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2" style:family="text">
      <style:text-properties style:font-name="Roboto"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113" style:family="text">
      <style:text-properties style:font-name="Roboto"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114" style:family="text">
      <style:text-properties style:font-name="Roboto"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115" style:family="text">
      <style:text-properties style:font-name="Roboto" fo:font-size="10pt" fo:font-style="normal" officeooo:rsid="00ba1d29" style:font-name-asian="Roboto2" style:font-size-asian="10pt" style:font-style-asian="normal" style:font-name-complex="Roboto2" style:font-size-complex="10pt" style:font-style-complex="normal"/>
    </style:style>
    <style:style style:name="T116" style:family="text">
      <style:text-properties style:font-name="Roboto"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117" style:family="text">
      <style:text-properties style:font-name="Roboto" fo:font-size="10pt" fo:font-style="normal" officeooo:rsid="0140054b" style:font-name-asian="Roboto2" style:font-size-asian="10pt" style:font-style-asian="normal" style:font-name-complex="Roboto2" style:font-size-complex="10pt" style:font-style-complex="normal"/>
    </style:style>
    <style:style style:name="T118" style:family="text">
      <style:text-properties style:font-name="Roboto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19" style:family="text">
      <style:text-properties style:font-name="Roboto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20" style:family="text">
      <style:text-properties style:font-name="Roboto" fo:font-size="10pt" fo:font-style="italic" style:font-name-asian="Roboto2" style:font-size-asian="10pt" style:font-style-asian="italic" style:font-name-complex="Roboto2" style:font-size-complex="10pt"/>
    </style:style>
    <style:style style:name="T121" style:family="text">
      <style:text-properties style:font-name="Roboto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122" style:family="text">
      <style:text-properties style:font-name="Roboto" fo:font-size="10pt" style:font-size-asian="10pt" style:font-size-complex="10pt"/>
    </style:style>
    <style:style style:name="T123" style:family="text">
      <style:text-properties style:font-name="Roboto" fo:font-size="10pt" officeooo:rsid="0102247f" style:font-size-asian="10pt" style:font-size-complex="10pt"/>
    </style:style>
    <style:style style:name="T124" style:family="text">
      <style:text-properties fo:font-weight="normal" style:font-weight-asian="normal" style:font-weight-complex="normal"/>
    </style:style>
    <style:style style:name="T1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6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27" style:family="text">
      <style:text-properties fo:font-style="normal" style:font-style-asian="normal" style:font-style-complex="normal"/>
    </style:style>
    <style:style style:name="T128" style:family="text">
      <style:text-properties fo:font-style="normal" officeooo:rsid="008e79c7" style:font-style-asian="normal" style:font-style-complex="normal"/>
    </style:style>
    <style:style style:name="T129" style:family="text">
      <style:text-properties fo:font-style="normal" officeooo:rsid="0135db3b" style:font-style-asian="normal" style:font-style-complex="normal"/>
    </style:style>
    <style:style style:name="T130" style:family="text">
      <style:text-properties fo:font-style="normal" officeooo:rsid="01372b69" style:font-style-asian="normal" style:font-style-complex="normal"/>
    </style:style>
    <style:style style:name="T1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edebf5" style:font-style-asian="normal" style:font-weight-asian="normal" style:font-style-complex="normal" style:font-weight-complex="normal"/>
    </style:style>
    <style:style style:name="T133" style:family="text">
      <style:text-properties officeooo:rsid="0094c2de"/>
    </style:style>
    <style:style style:name="T134" style:family="text">
      <style:text-properties officeooo:rsid="00a884b6"/>
    </style:style>
    <style:style style:name="T135" style:family="text">
      <style:text-properties officeooo:rsid="00ad8019"/>
    </style:style>
    <style:style style:name="T136" style:family="text">
      <style:text-properties officeooo:rsid="00d0b07b"/>
    </style:style>
    <style:style style:name="T137" style:family="text">
      <style:text-properties officeooo:rsid="00e1f740"/>
    </style:style>
    <style:style style:name="T138" style:family="text">
      <style:text-properties officeooo:rsid="00f54a88"/>
    </style:style>
    <style:style style:name="T139" style:family="text">
      <style:text-properties officeooo:rsid="0100c247"/>
    </style:style>
    <style:style style:name="T140" style:family="text">
      <style:text-properties fo:color="#000000" style:text-underline-style="none"/>
    </style:style>
    <style:style style:name="T141" style:family="text">
      <style:text-properties officeooo:rsid="012a0f54"/>
    </style:style>
    <style:style style:name="T142" style:family="text">
      <style:text-properties officeooo:rsid="01301382"/>
    </style:style>
    <style:style style:name="T143" style:family="text">
      <style:text-properties officeooo:rsid="0134be7f"/>
    </style:style>
    <style:style style:name="T1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7102in" svg:y="0.3583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7339in" svg:y="0.5898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7445in" svg:y="0.8055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5" text:anchor-type="page" text:anchor-page-number="1" svg:x="6.4673in" svg:y="0.7972in" svg:width="0.1929in" svg:height="0.1929in" draw:z-index="3">
        <draw:image xlink:href="Pictures/10000201000003E8000003E85996F9E76E303C74.png" xlink:type="simple" xlink:show="embed" xlink:actuate="onLoad" loext:mime-type="image/png"/>
      </draw:frame>
      <draw:frame draw:style-name="fr1" draw:name="Image1" text:anchor-type="page" text:anchor-page-number="1" svg:x="6.4673in" svg:y="0.3728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4709in" svg:y="0.5874in" svg:width="0.189in" svg:height="0.189in" draw:z-index="5">
        <draw:image xlink:href="Pictures/10000201000000400000004041AC2129FF0AA4C7.png" xlink:type="simple" xlink:show="embed" xlink:actuate="onLoad" loext:mime-type="image/png"/>
      </draw:frame>
      <text:p text:style-name="P5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1"><text:span text:style-name="T133">R</text:span>ICHARD S. ZHU</text:p>
          </table:table-cell>
          <table:table-cell table:style-name="Table2.B1" office:value-type="string">
            <text:p text:style-name="P43">•</text:p>
            <text:p text:style-name="P43"/>
            <text:p text:style-name="P43">•</text:p>
          </table:table-cell>
          <table:table-cell table:style-name="Table2.B1" office:value-type="string">
            <text:p text:style-name="P41"><text:a xlink:type="simple" xlink:href="mailto:rszhu@berkeley.edu" text:style-name="Internet_20_link" text:visited-style-name="Visited_20_Internet_20_Link"><text:span text:style-name="T140">rszhu@berkeley.edu</text:span></text:a></text:p>
            <text:p text:style-name="P33">858-371-8838</text:p>
            <text:p text:style-name="P34">Berkeley, CA</text:p>
          </table:table-cell>
          <table:table-cell table:style-name="Table2.B1" office:value-type="string">
            <text:p text:style-name="P42"/>
            <text:p text:style-name="P42"/>
            <text:p text:style-name="P42"/>
          </table:table-cell>
          <table:table-cell table:style-name="Table2.B1" office:value-type="string">
            <text:p text:style-name="P36"><text:a xlink:type="simple" xlink:href="https://www.linkedin.com/in/rszhu/" text:style-name="Internet_20_link" text:visited-style-name="Visited_20_Internet_20_Link"><text:span text:style-name="T140">linkedin.com/in/rszhu</text:span></text:a></text:p>
            <text:p text:style-name="P36"><text:a xlink:type="simple" xlink:href="https://github.com/richardszhu" text:style-name="Internet_20_link" text:visited-style-name="Visited_20_Internet_20_Link"><text:span text:style-name="T140">github.com/richardszhu</text:span></text:a></text:p>
            <text:p text:style-name="P35"><text:a xlink:type="simple" xlink:href="https://www.ocf.berkeley.edu/~rszhu/" text:style-name="Internet_20_link" text:visited-style-name="Visited_20_Internet_20_Link"><text:span text:style-name="T140">ocf.io/rszhu</text:span></text:a></text:p>
          </table:table-cell>
        </table:table-row>
      </table:table>
      <text:p text:style-name="P3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<office:annotation office:name="__Annotation__1520_3461496547"><dc:creator>Unknown Author</dc:creator><dc:date>2019-11-16T14:59:21.760709384</dc:date><text:p text:style-name="P58"><text:span text:style-name="T144">Top Margin: 10</text:span></text:p><text:p text:style-name="P58"><text:span text:style-name="T144">Bottom Margin: 0</text:span></text:p></office:annotation>E<text:span text:style-name="T136">D</text:span><office:annotation-end office:name="__Annotation__1520_3461496547"/><text:span text:style-name="T136">UCATION</text:span></text:p>
          </table:table-cell>
          <table:table-cell table:style-name="Table3.A1" office:value-type="string">
            <text:p text:style-name="P14">University of California, Berkeley</text:p>
            <text:p text:style-name="P21"><office:annotation office:name="__Annotation__1519_346149654711"><dc:creator>Unknown Author</dc:creator><dc:date>2019-11-16T14:58:56.429663726</dc:date><text:p text:style-name="P58"><text:span text:style-name="T144">Top Margin : 0</text:span></text:p><text:p text:style-name="P58"><text:span text:style-name="T144">Bottom Margin : 0</text:span></text:p><text:p text:style-name="P58"><text:span text:style-name="T144"/></text:p></office:annotation><text:span text:style-name="T32">B.A. </text:span><office:annotation-end office:name="__Annotation__1519_346149654711"/><text:span text:style-name="T32">Computer Science </text:span><text:span text:style-name="T7"><text:s text:c="20"/></text:span><text:span text:style-name="T24"><text:s/></text:span><text:span text:style-name="T7"><text:s text:c="51"/></text:span><text:span text:style-name="T10"><text:s text:c="7"/></text:span><text:span text:style-name="T36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3.A1" office:value-type="string">
            <text:p text:style-name="P9"><text:span text:style-name="T37">Expected Graduation: </text:span><text:span text:style-name="T31">May 2023</text:span></text:p>
          </table:table-cell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8"><text:span text:style-name="T22">Relevant Coursework:</text:span><text:span text:style-name="T23"> </text:span><text:span text:style-name="T41">Structure of Computer Programs</text:span><text:span text:style-name="T32">, </text:span><text:span text:style-name="T33">Linear Algebra &amp; Circuits</text:span><text:span text:style-name="T7"> <text:s text:c="15"/></text:span><text:span text:style-name="T24"><text:s/></text:span><text:span text:style-name="T7"><text:s text:c="51"/></text:span><text:span text:style-name="T10"><text:s text:c="7"/></text:span><text:span text:style-name="T36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ext:p text:style-name="P38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2"><office:annotation office:name="__Annotation__1537_34614965471"><dc:creator>Unknown Author</dc:creator><dc:date>2019-11-16T15:07:10.405129210</dc:date><text:p text:style-name="P58"><text:span text:style-name="T144">Projects all one table</text:span></text:p></office:annotation>PROJECTS<office:annotation-end office:name="__Annotation__1537_34614965471"/></text:p>
          </table:table-cell>
          <table:table-cell table:style-name="Table13.A1" office:value-type="string">
            <text:p text:style-name="P6"><text:span text:style-name="T52">Investment </text:span><text:span text:style-name="T48">Portfolio Diversity Visualization Tool </text:span><text:span text:style-name="T49">(</text:span><text:span text:style-name="T50">Python</text:span><text:span text:style-name="T49">)</text:span></text:p>
            <text:p text:style-name="P6"><text:span text:style-name="T66"><text:s text:c="2"/>✪ <text:s/></text:span><text:span text:style-name="T118"><text:s/></text:span><text:span text:style-name="T109">Won </text:span><text:span text:style-name="T110">the </text:span><text:span text:style-name="T111">BlackRock API Prize at CalHacks 2019</text:span><text:span text:style-name="T67">,</text:span><text:span text:style-name="T97"> the largest collegiate hackathon in the world</text:span></text:p>
            <text:list xml:id="list3146682286" text:style-name="L1">
              <text:list-item>
                <text:p text:style-name="P45"><text:span text:style-name="T65">Built</text:span><text:span text:style-name="T58"> </text:span><text:span text:style-name="T65">a </text:span><text:span text:style-name="T58">tool</text:span><text:span text:style-name="T56"> that visualizes the diversity of an investment portfolio </text:span><text:span text:style-name="T57">given</text:span><text:span text:style-name="T56"> any </text:span><text:span text:style-name="T59">applicable </text:span><text:span text:style-name="T56">security attribute</text:span></text:p>
              </text:list-item>
              <text:list-item>
                <text:p text:style-name="P45"><text:span text:style-name="T112">Leveraged</text:span><text:span text:style-name="T113"> BlackRock’</text:span><text:span text:style-name="T114">s</text:span><text:span text:style-name="T113"> API to </text:span><text:span text:style-name="T115">compile, </text:span><text:span text:style-name="T113">sort, and categorize </text:span><text:span text:style-name="T116">security</text:span><text:span text:style-name="T113"> data f</text:span><text:span text:style-name="T116">rom an array of stock symbol</text:span><text:span text:style-name="T117">s</text:span></text:p>
              </text:list-item>
              <text:list-item>
                <text:p text:style-name="P45"><text:span text:style-name="T101">Integrated</text:span><text:span text:style-name="T102"> MatPlotLib to visualize </text:span><text:span text:style-name="T103">calculated diversity</text:span><text:span text:style-name="T102"> data and to create a GUI for </text:span><text:span text:style-name="T104">user</text:span><text:span text:style-name="T102"> </text:span><text:span text:style-name="T105">portfolio input</text:span><text:span text:style-name="T55"> <text:s text:c="4"/></text:span><text:span text:style-name="T48"><text:s text:c="7"/></text:span><text:span text:style-name="T55"><text:s/></text:span><text:span text:style-name="T48"><text:s text:c="51"/></text:span><text:span text:style-name="T119"><text:s text:c="7"/></text:span><text:span text:style-name="T108"><text:s/></text:span><text:span text:style-name="T48"><text:s text:c="81"/></text:span><text:span text:style-name="T42"><text:s text:c="89"/></text:span><text:span text:style-name="T120"><text:s text:c="14"/>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7"><text:span text:style-name="T48">Bomberman Remastered </text:span><text:span text:style-name="T49">(Java</text:span><text:span text:style-name="T51">)</text:span></text:p>
            <text:list xml:id="list165817059682007" text:continue-numbering="true" text:style-name="L1">
              <text:list-item>
                <text:p text:style-name="P49"><text:span text:style-name="T141">Created an improved </text:span>remake of the classic game Bomberman <text:span text:style-name="T142">that runs on modern operating systems</text:span></text:p>
              </text:list-item>
              <text:list-item>
                <text:p text:style-name="P51">Devised a <text:span text:style-name="T143">completely original</text:span> “competitive mode”, featuring dynamic, <text:span text:style-name="T143">real time</text:span> multiplayer gameplay</text:p>
              </text:list-item>
              <text:list-item>
                <text:p text:style-name="P52"><text:span text:style-name="T128">Utilized the Java Swing toolkit to design game </text:span><text:span text:style-name="T130">menus</text:span><text:span text:style-name="T129">,</text:span><text:span text:style-name="T128"> </text:span><text:span text:style-name="T129">handle player controls, and execute game event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3">Personal Website (HTML, CSS, JavaScript) </text:p>
            <text:list xml:id="list165818549275512" text:continue-numbering="true" text:style-name="L1">
              <text:list-item>
                <text:p text:style-name="P53"><text:span text:style-name="T74">Designed and </text:span><text:span text:style-name="T75">built</text:span><text:span text:style-name="T73"> a </text:span><text:span text:style-name="T69">personal website </text:span><text:span text:style-name="T70">from </text:span><text:span text:style-name="T71">the ground up</text:span><text:span text:style-name="T70">, </text:span><text:span text:style-name="T74">utilizing</text:span><text:span text:style-name="T72"> the Bootstrap </text:span><text:span text:style-name="T76">frontend</text:span><text:span text:style-name="T73"> </text:span><text:span text:style-name="T72">framework</text:span></text:p>
              </text:list-item>
              <text:list-item>
                <text:p text:style-name="P54"><text:span text:style-name="T72">I</text:span><text:span text:style-name="T69">ncorporated jQuery </text:span><text:span text:style-name="T77">for</text:span><text:span text:style-name="T69"> site animations and the Google Fonts API for </text:span><text:span text:style-name="T78">global</text:span><text:span text:style-name="T69"> type</text:span><text:span text:style-name="T77">face</text:span><text:span text:style-name="T69"> compatibility</text:span></text:p>
              </text:list-item>
              <text:list-item>
                <text:p text:style-name="P46"><text:span text:style-name="T106">H</text:span><text:span text:style-name="T107">osted page files remotely on UC Berkeley Open Computing Facility servers, via SSH </text:span><text:bookmark text:name="firstHeading1"/><text:span text:style-name="T121">File Transfer 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2">Scheme <text:span text:style-name="T135">Language</text:span> Interpreter <text:span text:style-name="T134">(</text:span>Python)</text:p>
            <text:list xml:id="list165817969777715" text:continue-numbering="true" text:style-name="L1">
              <text:list-item>
                <text:p text:style-name="P55"><text:span text:style-name="T47">Constructed</text:span><text:span text:style-name="T46"> a</text:span><text:span text:style-name="T44">n i</text:span><text:span text:style-name="T43">nterpreter for the Scheme </text:span><text:span text:style-name="T44">programming </text:span><text:span text:style-name="T43">language </text:span><text:span text:style-name="T45">(a dialect of Lisp)</text:span></text:p>
              </text:list-item>
              <text:list-item>
                <text:p text:style-name="P47"><text:span text:style-name="T56">Implemented </text:span><text:span text:style-name="T60">environments, </text:span><text:span text:style-name="T56">lexical</text:span><text:span text:style-name="T61"> </text:span><text:span text:style-name="T64">and </text:span><text:span text:style-name="T56">dynamic scoping, </text:span><text:span text:style-name="T61">exceptions, macros,</text:span><text:span text:style-name="T63"> </text:span><text:span text:style-name="T64">and </text:span><text:span text:style-name="T62">special form</text:span><text:span text:style-name="T64">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2"/>
          </table:table-cell>
          <table:table-cell table:style-name="Table13.A1" office:value-type="string">
            <text:p text:style-name="P5"><text:span text:style-name="T3">Smart </text:span><text:span text:style-name="T2">Typing Practice Program</text:span><text:span text:style-name="T1"> </text:span><text:span text:style-name="T4">(Python)</text:span></text:p>
            <text:list xml:id="list165817565508938" text:continue-numbering="true" text:style-name="L1">
              <text:list-item>
                <text:p text:style-name="P45"><text:span text:style-name="T99">Developed</text:span><text:span text:style-name="T80"> interactive typing program that calculates typing speed and accuracy with every keystroke</text:span></text:p>
              </text:list-item>
              <text:list-item>
                <text:p text:style-name="P45"><text:span text:style-name="T99">Programmed</text:span><text:span text:style-name="T80"> smart autocorrect feature </text:span><text:span text:style-name="T100">that determines </text:span><text:span text:style-name="T80">similarity between input and a base word</text:span></text:p>
              </text:list-item>
            </text:list>
          </table:table-cell>
        </table:table-row>
      </table:table>
      <text:p text:style-name="P3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6">E<text:span text:style-name="T138">XPERIENCE</text:span></text:p>
          </table:table-cell>
          <table:table-cell table:style-name="Table14.A1" office:value-type="string">
            <text:p text:style-name="P19"><text:span text:style-name="T53">California PATH </text:span><text:span text:style-name="T54">(</text:span><text:span text:style-name="Strong_20_Emphasis"><text:span text:style-name="T122">Partners for Advanced Transportation Technology</text:span></text:span><text:span text:style-name="Strong_20_Emphasis"><text:span text:style-name="T123">) </text:span></text:span></text:p>
            <text:p text:style-name="P20"><text:span text:style-name="T20">Research Assistant</text:span><text:span text:style-name="T24"> </text:span><text:span text:style-name="T7"><text:s text:c="15"/></text:span><text:span text:style-name="T24"><text:s/></text:span><text:span text:style-name="T7"><text:s text:c="51"/></text:span><text:span text:style-name="T10"><text:s text:c="7"/></text:span><text:span text:style-name="T36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4.A1" office:value-type="string">
            <text:p text:style-name="P11"><text:span text:style-name="T139">Berkeley</text:span>, CA</text:p>
            <text:p text:style-name="P22"><text:span text:style-name="T12"><text:s/></text:span><text:span text:style-name="T13">Nov.</text:span><text:span text:style-name="T15"> 2018 — </text:span><text:span text:style-name="T16">Present</text:span></text:p>
          </table:table-cell>
        </table:table-row>
      </table:table>
      <text:p text:style-name="P37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6"/>
          </table:table-cell>
          <table:table-cell table:style-name="Table15.A1" office:value-type="string">
            <text:list xml:id="list165818342199508" text:continue-numbering="true" text:style-name="L1">
              <text:list-item>
                <text:p text:style-name="P56"><text:span text:style-name="T89">E</text:span><text:span text:style-name="T90">valuate</text:span><text:span text:style-name="T89">d</text:span><text:span text:style-name="T90"> effectiveness</text:span><text:span text:style-name="T79"> </text:span><text:span text:style-name="T83">o</text:span><text:span text:style-name="T90">f</text:span><text:span text:style-name="T79"> </text:span><text:span text:style-name="T83">the Caltrans-</text:span><text:span text:style-name="T84">proposed “</text:span><text:span text:style-name="T83">Yellow Alert” </text:span><text:span text:style-name="T79">intelligent </text:span><text:span text:style-name="T84">transportation</text:span><text:span text:style-name="T83"> system</text:span></text:p>
              </text:list-item>
              <text:list-item>
                <text:p text:style-name="P56"><text:span text:style-name="T88">S</text:span><text:span text:style-name="T85">ynced</text:span><text:span text:style-name="T79"> </text:span><text:span text:style-name="T85">position</text:span><text:span text:style-name="T86">al</text:span><text:span text:style-name="T84">, </text:span><text:span text:style-name="T86">sensor</text:span><text:span text:style-name="T84">, and </text:span><text:span text:style-name="T86">behavioral</text:span><text:span text:style-name="T79"> data </text:span><text:span text:style-name="T88">collected </text:span><text:span text:style-name="T79">from </text:span><text:span text:style-name="T84">driving </text:span><text:span text:style-name="T79">simulation</text:span><text:span text:style-name="T84"> </text:span><text:span text:style-name="T86">test </text:span><text:span text:style-name="T87">trials</text:span></text:p>
              </text:list-item>
              <text:list-item>
                <text:p text:style-name="P44"><text:span text:style-name="T95">Wrote Python scripts to </text:span><text:span text:style-name="T96">automate</text:span><text:span text:style-name="T91"> </text:span><text:span text:style-name="T92">trial</text:span><text:span text:style-name="T91"> data </text:span><text:span text:style-name="T96">analysis</text:span><text:span text:style-name="T93">, </text:span><text:span text:style-name="T95">utilizing </text:span><text:span text:style-name="T94">SciPy, NumPy, </text:span><text:span text:style-name="T95">and </text:span><text:span text:style-name="T98">H5Py</text:span> <text:s text:c="6"/><text:span text:style-name="T68"><text:s text:c="2"/></text:span><text:span text:style-name="T48"><text:s text:c="7"/></text:span><text:span text:style-name="T42"><text:s text:c="89"/></text:span><text:span text:style-name="T120"><text:s text:c="15"/></text:span></text:p>
              </text:list-item>
            </text:list>
          </table:table-cell>
        </table:table-row>
      </table:table>
      <text:p text:style-name="P37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6"/>
          </table:table-cell>
          <table:table-cell table:style-name="Table16.A1" office:value-type="string">
            <text:p text:style-name="P13">Gateways Summer School</text:p>
            <text:p text:style-name="P20"><text:span text:style-name="T18">Teaching </text:span><text:span text:style-name="T21">Assistant</text:span><text:span text:style-name="T24"> <text:s text:c="3"/></text:span><text:span text:style-name="T7"><text:s text:c="15"/></text:span><text:span text:style-name="T24"><text:s/></text:span><text:span text:style-name="T7"><text:s text:c="51"/></text:span><text:span text:style-name="T10"><text:s text:c="7"/></text:span><text:span text:style-name="T36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6.A1" office:value-type="string">
            <text:p text:style-name="P11">San Diego, CA</text:p>
            <text:p text:style-name="P18"><text:span text:style-name="T12"><text:s/>Jul.</text:span><text:span text:style-name="T15"> 2018 — Aug. 2018</text:span></text:p>
          </table:table-cell>
        </table:table-row>
      </table:table>
      <text:p text:style-name="P37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6"/>
          </table:table-cell>
          <table:table-cell table:style-name="Table17.A1" office:value-type="string">
            <text:list xml:id="list165817891894366" text:continue-numbering="true" text:style-name="L1">
              <text:list-item>
                <text:p text:style-name="P46"><text:span text:style-name="T80">Aided Architecture &amp; Engineering teacher with giving lessons and </text:span><text:span text:style-name="T81">explaining </text:span><text:span text:style-name="T82">provided</text:span><text:span text:style-name="T81"> examples</text:span></text:p>
              </text:list-item>
              <text:list-item>
                <text:p text:style-name="P46"><text:span text:style-name="T80">Guided 30 students on their projects and supervised them during break, learning, and work times</text:span><text:span text:style-name="T48"> <text:s text:c="12"/></text:span><text:span text:style-name="T55"><text:s/></text:span><text:span text:style-name="T48"><text:s text:c="51"/></text:span><text:span text:style-name="T119"><text:s text:c="7"/></text:span><text:span text:style-name="T108"><text:s/></text:span><text:span text:style-name="T48"><text:s text:c="81"/></text:span><text:span text:style-name="T42"><text:s text:c="89"/></text:span><text:span text:style-name="T120"><text:s text:c="15"/></text:span></text:p>
              </text:list-item>
            </text:list>
          </table:table-cell>
        </table:table-row>
      </table:table>
      <text:p text:style-name="P38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9">ACTIVITIES</text:p>
          </table:table-cell>
          <table:table-cell table:style-name="Table11.A1" office:value-type="string">
            <text:p text:style-name="P15">Catalyst for Success <text:s/></text:p>
            <text:p text:style-name="P21"><text:span text:style-name="T17">Treasurer, </text:span><text:span text:style-name="T19">Senior Technology Mentor</text:span><text:span text:style-name="T24"> <text:s text:c="4"/></text:span><text:span text:style-name="T7"><text:s text:c="15"/></text:span><text:span text:style-name="T24"><text:s/></text:span><text:span text:style-name="T7"><text:s text:c="51"/></text:span><text:span text:style-name="T10"><text:s text:c="7"/></text:span><text:span text:style-name="T36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1.A1" office:value-type="string">
            <text:p text:style-name="P12">San Diego, CA</text:p>
            <text:p text:style-name="P23"><text:span text:style-name="T12"><text:s text:c="2"/></text:span><text:span text:style-name="T15">Sep. 2017 — Aug. 2019</text:span></text:p>
          </table:table-cell>
        </table:table-row>
      </table:table>
      <text:p text:style-name="P38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7"/>
          </table:table-cell>
          <table:table-cell table:style-name="Table12.A1" office:value-type="string">
            <text:list xml:id="list154551239" text:style-name="L2">
              <text:list-item>
                <text:p text:style-name="P50">Taught programming and circuitry at the library to over 200 students (Python, Javascript, Arduino)</text:p>
              </text:list-item>
              <text:list-item>
                <text:p text:style-name="P48"><text:span text:style-name="T81">Worked with library officials to organize regular weekly workshops and week-long summer camps</text:span><text:span text:style-name="T48"> <text:s text:c="4"/></text:span><text:span text:style-name="T55"><text:s/></text:span><text:span text:style-name="T48"><text:s text:c="51"/></text:span><text:span text:style-name="T119"><text:s text:c="7"/></text:span><text:span text:style-name="T108"><text:s/></text:span><text:span text:style-name="T48"><text:s text:c="81"/></text:span><text:span text:style-name="T42"><text:s text:c="89"/></text:span><text:span text:style-name="T120"><text:s text:c="14"/></text:span></text:p>
              </text:list-item>
            </text:list>
          </table:table-cell>
        </table:table-row>
      </table:table>
      <text:p text:style-name="P38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28">AWARDS</text:p>
          </table:table-cell>
          <table:table-cell table:style-name="Table19.A1" office:value-type="string">
            <text:p text:style-name="P1"><text:span text:style-name="T127">CalHacks 2019</text:span> <text:span text:style-name="T124">—</text:span> <text:span text:style-name="T131">BlackRock API Prize </text:span><text:span text:style-name="T132">Winner</text:span></text:p>
            <text:p text:style-name="P4"><text:soft-page-break/><text:span text:style-name="T125">Intuit Scholarship Program</text:span><text:span text:style-name="T4"> </text:span><text:span text:style-name="T124">— </text:span><text:span text:style-name="T131">Computer Science Scholar</text:span></text:p>
            <text:p text:style-name="P4"><text:span text:style-name="T125">Intuit George A. Hansen Program</text:span><text:span text:style-name="T131"> </text:span><text:span text:style-name="T124">—</text:span> <text:span text:style-name="T127">Computer Science Scholar</text:span></text:p>
            <text:p text:style-name="P20"><text:span text:style-name="T39">So</text:span><text:span text:style-name="T40">Cal</text:span><text:span text:style-name="T39"> Developmental Soccer League</text:span><text:span text:style-name="T9"> </text:span><text:span text:style-name="T27">— </text:span><text:span text:style-name="T35">Div. 1 </text:span><text:span text:style-name="T34">Champion</text:span><text:span text:style-name="T30"> <text:s/></text:span><text:span text:style-name="T36"><text:s/></text:span><text:span text:style-name="T7"><text:s text:c="8"/></text:span><text:span text:style-name="T24"><text:s/></text:span><text:span text:style-name="T7"><text:s text:c="51"/></text:span><text:span text:style-name="T10"><text:s text:c="7"/></text:span><text:span text:style-name="T36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9.A1" office:value-type="string">
            <text:p text:style-name="P17"><text:span text:style-name="T15">O</text:span><text:span text:style-name="T14">ct. 2019</text:span></text:p>
            <text:p text:style-name="P24"><text:soft-page-break/>Apr. 2019</text:p>
            <text:p text:style-name="P24">Apr. 2019</text:p>
            <text:p text:style-name="P24">Dec. 2018</text:p>
          </table:table-cell>
        </table:table-row>
      </table:table>
      <text:p text:style-name="P3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0">SKILLS</text:p>
          </table:table-cell>
          <table:table-cell table:style-name="Table4.A1" office:value-type="string">
            <text:p text:style-name="P16"><text:span text:style-name="T126">Languages:</text:span><text:span text:style-name="T5"> </text:span>Python, Java, SQL, HTML/CSS, <text:span text:style-name="T137">JavaScript</text:span></text:p>
            <text:p text:style-name="P10"><text:span text:style-name="T38">Frameworks/Technologies:</text:span><text:span text:style-name="T8"> </text:span><text:span text:style-name="T25">Git, </text:span><text:span text:style-name="T29">Unix,</text:span><text:span text:style-name="T28"> </text:span><text:span text:style-name="T26">Bootstrap, NumPy,</text:span><text:span text:style-name="T28"> MATLAB</text:span><text:span text:style-name="T24"> <text:s text:c="2"/></text:span><text:span text:style-name="T7"><text:s text:c="7"/></text:span><text:span text:style-name="T24"><text:s/></text:span><text:span text:style-name="T7"><text:s text:c="51"/></text:span><text:span text:style-name="T10"><text:s text:c="7"/></text:span><text:span text:style-name="T36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22T16:58:16.271807262</dc:date>
    <meta:editing-duration>P1DT5H5M4S</meta:editing-duration>
    <meta:editing-cycles>229</meta:editing-cycles>
    <meta:document-statistic meta:table-count="12" meta:image-count="6" meta:object-count="0" meta:page-count="2" meta:paragraph-count="67" meta:word-count="458" meta:character-count="5910" meta:non-whitespace-character-count="2810"/>
  </office:meta>
</office:document-meta>
</file>